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4a5f0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officeooo:rsid="000a14f6"/>
    </style:style>
    <style:style style:name="T15" style:family="text">
      <style:text-properties officeooo:rsid="005714b7"/>
    </style:style>
    <style:style style:name="T16" style:family="text">
      <style:text-properties officeooo:rsid="00880dbe"/>
    </style:style>
    <style:style style:name="T17" style:family="text">
      <style:text-properties officeooo:rsid="007c6d62"/>
    </style:style>
    <style:style style:name="T18" style:family="text">
      <style:text-properties officeooo:rsid="01c4f176"/>
    </style:style>
    <style:style style:name="T19" style:family="text">
      <style:text-properties officeooo:rsid="03b4652d"/>
    </style:style>
    <style:style style:name="T20" style:family="text">
      <style:text-properties officeooo:rsid="04b50477"/>
    </style:style>
    <style:style style:name="T21" style:family="text">
      <style:text-properties officeooo:rsid="0473a949"/>
    </style:style>
    <style:style style:name="T22" style:family="text">
      <style:text-properties officeooo:rsid="0387836c"/>
    </style:style>
    <style:style style:name="T23" style:family="text">
      <style:text-properties officeooo:rsid="01dff054"/>
    </style:style>
    <style:style style:name="T24" style:family="text">
      <style:text-properties officeooo:rsid="023c6ef8"/>
    </style:style>
    <style:style style:name="T25" style:family="text">
      <style:text-properties officeooo:rsid="023d2c84"/>
    </style:style>
    <style:style style:name="T26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8">Esser-</text:span>Skala, 201<text:span text:style-name="T18">9</text:span></text:p>
      <text:p text:style-name="P14"/>
      <text:p text:style-name="P14"/>
      <text:p text:style-name="P12">© 201<text:span text:style-name="T18">9</text:span> by Wolfgang <text:span text:style-name="T18">Esser-</text:span>Skala. This edition is licensed under the Creative Commons Attribution<text:span text:style-name="T16">-NonCommercial-ShareAlike</text:span> 4.0 International License. To view a copy of this license, visit http://creativecommons.org/licenses/by<text:span text:style-name="T17">-nc-sa</text:span>/4.0/. </text:p>
      <text:p text:style-name="P11"/>
      <text:p text:style-name="P13">Music engraving by LilyPond 2.18.0 (http://www.lilypond.org).<text:span text:style-name="T15"><text:line-break/>Front matter</text:span> typeset with EB Garamond (http://www.georgduffner.at/ebgaramond).</text:p>
      <text:p text:style-name="P14"/>
      <text:p text:style-name="P10">First <text:span text:style-name="T18">version</text:span>, <text:span text:style-name="T25">December</text:span> 201<text:span text:style-name="T18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20">a copy in the Fürst zu Hohenlohe-Bartensteinsches Archiv. The digital version of the manuscript is available at</text:span></text:p>
      <text:p text:style-name="P8"><text:tab/><text:span text:style-name="T26">http://www.landesarchiv-bw.de/plink/?f=3-217491-1 </text:span>(siglum<text:span text:style-name="T21"> Ba 120 Bü 238</text:span>)<text:span text:style-name="T26">.</text:span></text:p>
      <text:p text:style-name="P4"/>
      <text:p text:style-name="P2">In general, this edition closely follows the <text:span text:style-name="T22">manuscript</text:span>. Any changes <text:span text:style-name="T1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24"> </text:span>org, organ; <text:span text:style-name="T23">r, rest; </text:span>vl, violin<text:span text:style-name="T23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7"><text:span text:style-name="T1">Bar<text:tab/>Staff<text:tab/>Note</text:span><text:span text:style-name="T9"><text:line-break/></text:span><text:span text:style-name="T13">127<text:tab/>A<text:tab/>2nd quarter in Ms: b′4</text:span><text:span text:style-name="T12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19">Esser-</text:span>Skala</text:p>
      <text:p text:style-name="P19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13:08:20.071014673</dc:date>
    <dc:creator>Wolfgang Skala</dc:creator>
    <meta:editing-duration>P6DT11H20M22S</meta:editing-duration>
    <meta:editing-cycles>585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578" meta:character-count="2972" meta:non-whitespace-character-count="2374"/>
  </office:meta>
</office:document-meta>
</file>